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Symbol" fo:font-size="14pt" style:font-size-asian="14pt" style:font-size-complex="14pt"/>
    </style:style>
    <style:style style:name="T5" style:family="text">
      <style:text-properties fo:font-family="Symbol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192cm" svg:height="0.979cm" svg:x="0.773cm" svg:y="2.68cm">
          <draw:text-box>
            <text:p text:style-name="P1"><text:span text:style-name="T1">M</text:span><text:span text:style-name="T2">L</text:span><text:span text:style-name="T3"> = </text:span><text:span text:style-name="T4">-</text:span><text:span text:style-name="T3">2</text:span></text:p>
          </draw:text-box>
        </draw:frame>
        <draw:g>
          <draw:rect draw:style-name="gr2" draw:text-style-name="P3" draw:layer="layout" svg:width="5.757cm" svg:height="1.11cm" svg:x="2.97cm" svg:y="2.535cm">
            <text:p text:style-name="P1"/>
          </draw:rect>
          <draw:line draw:style-name="gr3" draw:text-style-name="P3" draw:layer="layout" svg:x1="4.788cm" svg:y1="2.535cm" svg:x2="4.788cm" svg:y2="3.646cm">
            <text:p text:style-name="P1"/>
          </draw:line>
          <draw:line draw:style-name="gr3" draw:text-style-name="P3" draw:layer="layout" svg:x1="6.808cm" svg:y1="2.536cm" svg:x2="6.808cm" svg:y2="3.647cm">
            <text:p text:style-name="P1"/>
          </draw:line>
          <draw:line draw:style-name="gr4" draw:text-style-name="P3" draw:layer="layout" svg:x1="3.657cm" svg:y1="2.642cm" svg:x2="3.657cm" svg:y2="3.534cm">
            <text:p text:style-name="P1"/>
          </draw:line>
          <draw:line draw:style-name="gr4" draw:text-style-name="P3" draw:layer="layout" svg:x1="4.33cm" svg:y1="3.534cm" svg:x2="4.33cm" svg:y2="2.642cm">
            <text:p text:style-name="P1"/>
          </draw:line>
        </draw:g>
        <draw:frame draw:style-name="gr1" draw:text-style-name="P2" draw:layer="layout" svg:width="2.095cm" svg:height="0.979cm" svg:x="2.874cm" svg:y="1.68cm">
          <draw:text-box>
            <text:p text:style-name="P1"><text:span text:style-name="T1">m</text:span><text:span text:style-name="T2">l</text:span><text:span text:style-name="T3"> = </text:span><text:span text:style-name="T5">-</text:span><text:span text:style-name="T3">1</text:span></text:p>
          </draw:text-box>
        </draw:frame>
        <draw:frame draw:style-name="gr1" draw:text-style-name="P2" draw:layer="layout" svg:width="1.828cm" svg:height="0.924cm" svg:x="4.939cm" svg:y="1.68cm">
          <draw:text-box>
            <text:p text:style-name="P1"><text:span text:style-name="T1">m</text:span><text:span text:style-name="T2">l</text:span><text:span text:style-name="T3"> = 0</text:span></text:p>
          </draw:text-box>
        </draw:frame>
        <draw:frame draw:style-name="gr1" draw:text-style-name="P2" draw:layer="layout" svg:width="2.116cm" svg:height="0.924cm" svg:x="6.779cm" svg:y="1.68cm">
          <draw:text-box>
            <text:p text:style-name="P1"><text:span text:style-name="T1">m</text:span><text:span text:style-name="T2">l</text:span><text:span text:style-name="T3"> = 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1-25T19:08:11</meta:creation-date>
    <dc:creator>Jussi Eloranta</dc:creator>
    <dc:date>2007-12-03T21:43:14</dc:date>
    <meta:editing-cycles>24</meta:editing-cycles>
    <meta:editing-duration>PT54M2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